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ApplicationScope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ApplicationScope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ApplicationScope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ApplicationScopeMap.containsValu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ApplicationScope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Scope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Scope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Scope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ApplicationScope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ApplicationScope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Scope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ApplicationScope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ScopeMap.PortletApplicationScopeMap( Port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Scope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ApplicationScope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ApplicationScope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